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3/12/2021</text:span></text:p>
      <text:p text:style-name="P9"/>
      <text:p text:style-name="P10">RECIBI CONFORME</text:p>
      <text:p text:style-name="P9"/>
      <text:p text:style-name="P11">CLIENTE: DURAN CHAHUA, JOSE LUIS</text:p>
      <text:p text:style-name="P12">CANT. TOTAL DE CAJAS: 1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DURAN CHAHUA, JOSE LUIS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2T22:15:0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